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evel design notes: A room or place needs a upper margin of <text:s/>4 un walkable blocks to encapsulate the top of the room. The sides of the room need 9 un walkable blocks. The lower area needs 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2</meta:generator>
  </office:meta>
</office:document-meta>
</file>